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.setPersistable( Persistable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SourceNode( Session session , String sourceUri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.check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Node.getUser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Node.lo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Node.get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urceNode.createTransactio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Nod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Last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Node.un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Node.isCheckedOutBySession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.isCheckedOutBy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forceCheck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Node.getDocument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urceNode.get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MetaData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Me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hasChang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Node.copyRevisionsFrom( Nod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Node.registerDi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Node.getRc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.checkout( boolean restrictedTo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ourceNode.isChecked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is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Node.getCont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Persis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MetaDataNamespace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saveTransactio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Node.registerRemo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Node.rollback( int revision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Nod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deleteTransactio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getCurrentRevision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Node.enqueueEvent( Object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.getCheckoutUser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Node.get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